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angal1" svg:font-family="Mangal"/>
    <style:font-face style:name=".Helvetica Neue DeskInterface" svg:font-family="'.Helvetica Neue DeskInterface'" style:font-family-generic="swiss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.1861in" fo:margin-left="0.4951in" fo:margin-right="0.009in" fo:break-after="page" table:align="margins"/>
    </style:style>
    <style:style style:name="Таблица1.A" style:family="table-column">
      <style:table-column-properties style:column-width="0.9764in" style:rel-column-width="1406*"/>
    </style:style>
    <style:style style:name="Таблица1.B" style:family="table-column">
      <style:table-column-properties style:column-width="0.2097in" style:rel-column-width="302*"/>
    </style:style>
    <style:style style:name="Таблица1.A1" style:family="table-cell">
      <style:table-cell-properties fo:padding="0in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size-complex="8pt" style:text-rotation-angle="270" style:text-rotation-scale="line-height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language="en" fo:country="US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Code 128" fo:font-size="32pt" fo:language="en" fo:country="US" style:font-size-asian="32pt" style:font-size-complex="32pt"/>
    </style:style>
    <style:style style:name="P5" style:family="paragraph" style:parent-style-name="Standard">
      <style:paragraph-properties fo:margin-top="0in" fo:margin-bottom="0in"/>
      <style:text-properties style:font-name="Arial" fo:font-size="6pt" fo:language="en" fo:country="US" style:font-size-asian="6pt" style:font-size-complex="6pt"/>
    </style:style>
    <style:style style:name="P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style>
  </office:automatic-styles>
  <office:body>
    <office:text text:use-soft-page-breaks="true">
      <text:tracked-changes text:track-changes="false">
        <text:changed-region text:id="ct768049120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text:id="ct684257664">
          <text:insertion>
            <office:change-info>
              <dc:creator>&lt;анонимный&gt;</dc:creator>
              <dc:date>2013-05-14T16:37:00</dc:date>
            </office:change-info>
          </text:insertion>
        </text:changed-region>
        <text:changed-region text:id="ct768055552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text:id="ct51605360">
          <text:insertion>
            <office:change-info>
              <dc:creator>&lt;анонимный&gt;</dc:creator>
              <dc:date>2013-08-02T19:59:00</dc:date>
            </office:change-info>
          </text:insertion>
        </text:changed-region>
        <text:changed-region text:id="ct51532512">
          <text:insertion>
            <office:change-info>
              <dc:creator>&lt;анонимный&gt;</dc:creator>
              <dc:date>2013-08-02T20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text:change-start text:change-id="ct768049120"/>   getData('barcode', barcode)<text:change-end text:change-id="ct768049120"/></text:p>
            <text:p text:style-name="P4"><text:change-start text:change-id="ct684257664"/><text:soft-page-break/>getB<text:soft-page-break/>arco<text:soft-page-break/>de1<text:soft-page-break/>28('b<text:soft-page-break/>arco<text:soft-page-break/>de', <text:soft-page-break/>barc<text:soft-page-break/>ode)<text:change-end text:change-id="ct684257664"/></text:p>
            <text:p text:style-name="P2"><text:change-start text:change-id="ct768055552"/>getShotName('nam<text:soft-page-break/>e', barcode)</text:p>
            <text:p text:style-name="P3"><text:change-end text:change-id="ct768055552"/><office:annotation><dc:creator>&lt;анонимный&gt;</dc:creator><dc:date>2013-04-04T16:01:56</dc:date><text:p text:style-name="P6"><text:span text:style-name="T3">do row for barcode in data['barcodes']</text:span></text:p></office:annotation></text:p>
          </table:table-cell>
          <table:table-cell table:style-name="Таблица1.A1" office:value-type="string">
            <text:p text:style-name="P1"><text:change-start text:change-id="ct51605360"/><text:span text:style-name="T1">formatTime('datetime', barcode)</text:span><text:change-end text:change-id="ct51605360"/><text:line-break/><text:change-start text:change-id="ct51532512"/><text:soft-page-break/><text:span text:style-name="T2">formatDate('dateti</text:span><text:soft-page-break/><text:span text:style-name="T2">me', barcode)</text:span> <text:change-end text:change-id="ct51532512"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angal1" svg:font-family="Mangal"/>
    <style:font-face style:name=".Helvetica Neue DeskInterface" svg:font-family="'.Helvetica Neue DeskInterface'" style:font-family-generic="swiss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.6902in" fo:page-height="0.7902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3-01T17:58:24.25</meta:creation-date>
    <meta:generator>OpenOffice.org/3.0$Unix OpenOffice.org_project/300m9$Build-9358</meta:generator>
    <dc:date>2014-09-23T20:33:53</dc:date>
    <meta:editing-duration>PT33H25M36S</meta:editing-duration>
    <meta:editing-cycles>114</meta:editing-cycles>
    <meta:document-statistic meta:table-count="1" meta:image-count="0" meta:object-count="0" meta:page-count="11" meta:paragraph-count="5" meta:word-count="10" meta:character-count="156"/>
    <meta:user-defined meta:name="Info 1"/>
    <meta:user-defined meta:name="Info 2"/>
    <meta:user-defined meta:name="Info 3"/>
    <meta:user-defined meta:name="Info 4"/>
  </office:meta>
</office:document-meta>
</file>